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Exo" svg:font-family="Exo" style:font-pitch="variable"/>
    <style:font-face style:name="Exo Black1" svg:font-family="'Exo Black'" style:font-pitch="variable"/>
    <style:font-face style:name="Exo Black" svg:font-family="'Exo Blac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in" table:align="left"/>
    </style:style>
    <style:style style:name="Table1.A" style:family="table-column">
      <style:table-column-properties style:column-width="7.5in"/>
    </style:style>
    <style:style style:name="Table1.A1" style:family="table-cell">
      <style:table-cell-properties style:vertical-align="middle" fo:padding="0in" fo:border="none"/>
    </style:style>
    <style:style style:name="Table2" style:family="table">
      <style:table-properties style:width="7.5in" table:align="left"/>
    </style:style>
    <style:style style:name="Table2.A" style:family="table-column">
      <style:table-column-properties style:column-width="7.5in"/>
    </style:style>
    <style:style style:name="Table2.A1" style:family="table-cell">
      <style:table-cell-properties style:vertical-align="middle" fo:padding="0in" fo:border="none"/>
    </style:style>
    <style:style style:name="P1" style:family="paragraph" style:parent-style-name="Heading_20_2">
      <style:text-properties style:font-name="Exo" fo:font-size="17pt" style:font-size-asian="17pt" style:font-size-complex="17pt"/>
    </style:style>
    <style:style style:name="P2" style:family="paragraph" style:parent-style-name="Heading_20_2">
      <style:paragraph-properties fo:margin-top="0in" fo:margin-bottom="0in" loext:contextual-spacing="false"/>
      <style:text-properties fo:font-size="17pt" style:font-size-asian="17pt" style:font-size-complex="17pt"/>
    </style:style>
    <style:style style:name="P3" style:family="paragraph" style:parent-style-name="Standard">
      <style:paragraph-properties fo:text-align="center" style:justify-single-word="false"/>
      <style:text-properties style:font-name="Exo Black1" fo:font-size="26pt" fo:font-weight="bold" officeooo:rsid="000c4b6f" officeooo:paragraph-rsid="000c4b6f" style:font-weight-asian="bold" style:font-weight-complex="bold"/>
    </style:style>
    <style:style style:name="P4" style:family="paragraph" style:parent-style-name="Standard">
      <style:paragraph-properties fo:text-align="start" style:justify-single-word="false"/>
      <style:text-properties style:font-name="Exo" fo:font-size="26pt" fo:font-weight="bold" officeooo:rsid="000c4b6f" officeooo:paragraph-rsid="000c4b6f" style:font-weight-asian="bold" style:font-weight-complex="bold"/>
    </style:style>
    <style:style style:name="P5" style:family="paragraph" style:parent-style-name="Standard">
      <style:paragraph-properties fo:text-align="start" style:justify-single-word="false"/>
      <style:text-properties style:font-name="Exo" fo:font-size="17pt" fo:font-weight="normal" officeooo:rsid="000c4b6f" officeooo:paragraph-rsid="000c4b6f" style:font-size-asian="17pt" style:font-weight-asian="normal" style:font-size-complex="17pt" style:font-weight-complex="normal"/>
    </style:style>
    <style:style style:name="P6" style:family="paragraph" style:parent-style-name="Standard">
      <style:paragraph-properties fo:text-align="start" style:justify-single-word="false"/>
      <style:text-properties style:font-name="Exo" fo:font-size="17pt" fo:font-weight="normal" officeooo:rsid="000ccc84" officeooo:paragraph-rsid="000ccc84" style:font-size-asian="17pt" style:font-weight-asian="normal" style:font-size-complex="17pt" style:font-weight-complex="normal"/>
    </style:style>
    <style:style style:name="P7" style:family="paragraph" style:parent-style-name="Standard">
      <style:text-properties style:font-name="Exo" fo:font-size="17pt" fo:font-weight="normal" officeooo:rsid="000fceb8" officeooo:paragraph-rsid="000fceb8" style:font-size-asian="17pt" style:font-weight-asian="normal" style:font-size-complex="17pt" style:font-weight-complex="normal"/>
    </style:style>
    <style:style style:name="P8" style:family="paragraph" style:parent-style-name="Standard">
      <style:text-properties style:font-name="Exo" fo:font-size="17pt" style:font-size-asian="17pt" style:font-size-complex="17pt"/>
    </style:style>
    <style:style style:name="P9" style:family="paragraph" style:parent-style-name="Standard">
      <style:text-properties style:font-name="Exo" fo:font-size="17pt" officeooo:rsid="000c4b6f" officeooo:paragraph-rsid="000c4b6f" style:font-size-asian="17pt" style:font-size-complex="17pt"/>
    </style:style>
    <style:style style:name="P10" style:family="paragraph" style:parent-style-name="Standard">
      <style:text-properties style:font-name="Exo" fo:font-size="17pt" officeooo:rsid="000fceb8" officeooo:paragraph-rsid="000fceb8" style:font-size-asian="17pt" style:font-size-complex="17pt"/>
    </style:style>
    <style:style style:name="P11" style:family="paragraph" style:parent-style-name="Standard">
      <style:paragraph-properties fo:text-align="start" style:justify-single-word="false"/>
      <style:text-properties style:font-name="Exo" fo:font-size="17pt" fo:font-weight="bold" officeooo:rsid="000c4b6f" officeooo:paragraph-rsid="000c4b6f" style:font-size-asian="17pt" style:font-weight-asian="bold" style:font-size-complex="17pt" style:font-weight-complex="bold"/>
    </style:style>
    <style:style style:name="P12" style:family="paragraph" style:parent-style-name="Standard">
      <style:text-properties style:font-name="Exo" fo:font-size="17pt" fo:font-weight="bold" officeooo:rsid="000fceb8" officeooo:paragraph-rsid="000fceb8" style:font-size-asian="17pt" style:font-weight-asian="bold" style:font-size-complex="17pt" style:font-weight-complex="bold"/>
    </style:style>
    <style:style style:name="P13" style:family="paragraph" style:parent-style-name="Standard">
      <style:paragraph-properties fo:text-align="start" style:justify-single-word="false"/>
      <style:text-properties officeooo:paragraph-rsid="000c4b6f"/>
    </style:style>
    <style:style style:name="P14" style:family="paragraph" style:parent-style-name="Standard">
      <style:paragraph-properties fo:text-align="start" style:justify-single-word="false"/>
      <style:text-properties style:text-underline-style="none" officeooo:paragraph-rsid="000c4b6f"/>
    </style:style>
    <style:style style:name="P15" style:family="paragraph" style:parent-style-name="Table_20_Contents">
      <style:text-properties fo:font-size="17pt" style:font-size-asian="17pt" style:font-size-complex="17pt"/>
    </style:style>
    <style:style style:name="P16" style:family="paragraph" style:parent-style-name="Text_20_body">
      <style:paragraph-properties fo:margin-top="0in" fo:margin-bottom="0in" loext:contextual-spacing="false"/>
      <style:text-properties fo:font-size="17pt" style:font-size-asian="17pt" style:font-size-complex="17pt"/>
    </style:style>
    <style:style style:name="T1" style:family="text">
      <style:text-properties fo:font-style="italic" style:font-style-asian="italic" style:font-style-complex="italic"/>
    </style:style>
    <style:style style:name="T2" style:family="text">
      <style:text-properties style:font-name="Exo" fo:font-size="17pt" fo:font-weight="normal" officeooo:rsid="000c4b6f" style:font-size-asian="17pt" style:font-weight-asian="normal" style:font-size-complex="17pt" style:font-weight-complex="normal"/>
    </style:style>
    <style:style style:name="T3" style:family="text">
      <style:text-properties style:font-name="Exo" fo:font-size="17pt" fo:font-weight="normal" officeooo:rsid="000fceb8" style:font-size-asian="17pt" style:font-weight-asian="normal" style:font-size-complex="17pt" style:font-weight-complex="normal"/>
    </style:style>
    <style:style style:name="T4" style:family="text">
      <style:text-properties style:font-name="Exo" fo:font-size="17pt" style:text-underline-style="solid" style:text-underline-width="auto" style:text-underline-color="font-color" fo:font-weight="normal" officeooo:rsid="000c4b6f" style:font-size-asian="17pt" style:font-weight-asian="normal" style:font-size-complex="17pt" style:font-weight-complex="normal"/>
    </style:style>
    <style:style style:name="T5" style:family="text">
      <style:text-properties style:font-name="Exo" fo:font-size="17pt" style:text-underline-style="none" fo:font-weight="normal" officeooo:rsid="000fceb8" style:font-size-asian="17pt" style:font-weight-asian="normal" style:font-size-complex="17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deoInvestigator</text:p>
      <text:p text:style-name="P4">Instructions:</text:p>
      <text:p text:style-name="P13"><text:span text:style-name="T2">VideoInvestigator is designed as a </text:span><text:span text:style-name="T4">folder-based work-flow system, </text:span><text:span text:style-name="T5">which is the natural choice after three years of experimenting with the most efficient work flow methods for analyzing video.</text:span></text:p>
      <text:p text:style-name="P14"><text:span text:style-name="T3"/></text:p>
      <text:p text:style-name="P11">Folder-Based Work Flow:</text:p>
      <text:p text:style-name="P6"><text:s/><text:span text:style-name="T1"><text:s/>For each project you make, follow these steps:</text:span></text:p>
      <text:p text:style-name="P5">1. Copy the VideoInvestigator folder.</text:p>
      <text:p text:style-name="P5">2. Paste the folder anywhere you want.</text:p>
      <text:p text:style-name="P5">3. Name the folder your project title</text:p>
      <text:p text:style-name="P5">4. Drag your own movie file into your new project folder and replace the existing movie file, which is called “movie”.</text:p>
      <text:p text:style-name="P6">You can replace it, either by dragging out the old movie, or by dragging the new movie into the folder, already named movie, and it will ask you if you want to replace the existing file.</text:p>
      <text:p text:style-name="P6"/>
      <text:p text:style-name="P6">The folder-based Work Flow System has many advantages.</text:p>
      <text:p text:style-name="P6">A. We have NO worries about messing anything up. Since we are using a new folder, we are free to try anything without worrying about effecting other projects.</text:p>
      <text:p text:style-name="P6">B. We can always find the movie and the record file, because we always include them in each of our project folders.</text:p>
      <text:p text:style-name="P8"/>
      <text:p text:style-name="P10">IN APP INSTRUCTION:</text:p>
      <text:p text:style-name="P10">Now that you have your project folder named, and your own movie file in place, we can Double click on the filed named</text:p>
      <text:p text:style-name="P12">VideoInvestigator.html</text:p>
      <text:p text:style-name="P7">This file opens your browser window and loads the record.js file that is also located in your project folder.</text:p>
      <text:p text:style-name="P7"><text:soft-page-break/>We are going to edit this record.js, but not with a text editor.</text:p>
      <text:p text:style-name="P7">Instead, we are able to edit the record.js using the VideoInvestigator app features. </text:p>
      <text:p text:style-name="P7"/>
      <text:p text:style-name="P7">When you First Open VideoInvestigator.html</text:p>
      <text:p text:style-name="P7">1. We set Start and End times, and then use the 100% button to play the video.</text:p>
      <text:p text:style-name="P7">2. We then type in our notes, any words said, and our conclusion in the text boxes.</text:p>
      <text:p text:style-name="P7">3. Review the report, then press ADD RECORD button.</text:p>
      <text:p text:style-name="P7">4. Scroll down to the bottom to see the new entry that you just added.</text:p>
      <text:p text:style-name="P9"/>
      <text:p text:style-name="P9"/>
      <text:p text:style-name="P9">Summary:</text:p>
      <text:p text:style-name="P8">Our Innovative Light-weight Video Annotation Database Program allows anyone to quickly and efficiently organize video content into start and end points with detailed information for each section added. </text:p>
      <text:p text:style-name="P8"/>
      <text:p text:style-name="P8">Instead of Exporting Videos, which would create huge file sizes, we instead generate Javascript Objects, of each entry. This way, even when we create 100 of entries, our file size is still usually lower than 100 kilobytes. </text:p>
      <text:p text:style-name="P8"/>
      <text:p text:style-name="P8">VideoInvestigator was originally designed with Law Enforcement Detectives and Deception Detection Specialists needs in mind. This light-weight video database program allows anyone, from any field of study, to take any video and fully organize it, from top to bottom. </text:p>
      <text:p text:style-name="P8"/>
      <text:h text:style-name="P1" text:outline-level="2"><text:soft-page-break/>Video Database</text:h>
      <table:table table:name="Table1" table:style-name="Table1">
        <table:table-column table:style-name="Table1.A"/>
        <table:table-row>
          <table:table-cell table:style-name="Table1.A1" office:value-type="string">
            <text:p text:style-name="P15">With the Download Records Button, we easily create a Records File, of our video annotation markup information.<text:line-break/>In other words, we create a Databse of Entries, that we create, which consist of start and end times of the video with text descriptions for each section that we make.</text:p>
          </table:table-cell>
        </table:table-row>
      </table:table>
      <text:p text:style-name="P8"/>
      <text:h text:style-name="P1" text:outline-level="2">Easily Save Your Work</text:h>
      <text:p text:style-name="P16">It is very easy to save your progress with just one click. We press the Download Records button to save our work to a file. This is designed with speed in mind and containment.<text:line-break/>This method generates a very small file size, usually less than 100 kilobytes. Because of this, hours and hours of video annotation is very easy to accomplish with this app.</text:p>
      <text:p text:style-name="P16"/>
      <text:h text:style-name="P2" text:outline-level="2">Light-Weight</text:h>
      <table:table table:name="Table2" table:style-name="Table2">
        <table:table-column table:style-name="Table2.A"/>
        <table:table-row>
          <table:table-cell table:style-name="Table2.A1" office:value-type="string">
            <text:p text:style-name="P15">By utilizing Javascript Objects, we are able to have full control and total flexibility in create our Video Database of entries. Designed to be light-weight, in order to be able to display hundreds of entres on one page, our innovative system allows a person the ability to SEE the project as a whole, with a simple scroll of the mouse wheel.</text:p>
          </table:table-cell>
        </table:table-row>
      </table:table>
      <text:p text:style-name="P16"/>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Exo" svg:font-family="Exo" style:font-pitch="variable"/>
    <style:font-face style:name="Exo Black1" svg:font-family="'Exo Black'" style:font-pitch="variable"/>
    <style:font-face style:name="Exo Black" svg:font-family="'Exo Blac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2T16:10:05.304000000</meta:creation-date>
    <dc:title>landscape</dc:title>
    <meta:editing-duration>PT19M46S</meta:editing-duration>
    <meta:editing-cycles>5</meta:editing-cycles>
    <meta:generator>LibreOffice/6.3.3.2$Windows_X86_64 LibreOffice_project/a64200df03143b798afd1ec74a12ab50359878ed</meta:generator>
    <dc:date>2020-01-22T16:29:53.174000000</dc:date>
    <meta:document-statistic meta:table-count="2" meta:image-count="0" meta:object-count="0" meta:page-count="3" meta:paragraph-count="34" meta:word-count="595" meta:character-count="3492" meta:non-whitespace-character-count="2925"/>
    <meta:template xlink:type="simple" xlink:actuate="onRequest" xlink:title="landscape" xlink:href="../../AppData/Roaming/LibreOffice/4/user/template/landscape.ott" meta:date="2020-01-22T16:10:04.912000000"/>
  </office:meta>
</office:document-meta>
</file>